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e9e" officeooo:paragraph-rsid="00140e9e"/>
    </style:style>
    <style:style style:name="P2" style:family="paragraph" style:parent-style-name="Standard">
      <style:text-properties officeooo:rsid="00140e9e" officeooo:paragraph-rsid="00160abe"/>
    </style:style>
    <style:style style:name="P3" style:family="paragraph" style:parent-style-name="Standard">
      <style:text-properties officeooo:rsid="00140e9e" officeooo:paragraph-rsid="00163ec4"/>
    </style:style>
    <style:style style:name="P4" style:family="paragraph" style:parent-style-name="Standard">
      <style:text-properties officeooo:rsid="00163ec4" officeooo:paragraph-rsid="00163ec4"/>
    </style:style>
    <style:style style:name="P5" style:family="paragraph" style:parent-style-name="Standard">
      <style:text-properties fo:font-style="italic" fo:font-weight="bold" officeooo:rsid="00160abe" officeooo:paragraph-rsid="00160abe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weight="bold" officeooo:rsid="00160abe" officeooo:paragraph-rsid="00140e9e" style:font-weight-asian="bold" style:font-weight-complex="bold"/>
    </style:style>
    <style:style style:name="P7" style:family="paragraph" style:parent-style-name="Standard">
      <style:text-properties fo:font-weight="bold" officeooo:rsid="00140e9e" officeooo:paragraph-rsid="00140e9e" style:font-weight-asian="bold" style:font-weight-complex="bold"/>
    </style:style>
    <style:style style:name="P8" style:family="paragraph" style:parent-style-name="Standard">
      <style:text-properties officeooo:rsid="00163ec4" officeooo:paragraph-rsid="00163ec4"/>
    </style:style>
    <style:style style:name="P9" style:family="paragraph" style:parent-style-name="Standard">
      <style:text-properties officeooo:rsid="00140e9e" officeooo:paragraph-rsid="00140e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0abe" style:font-weight-asian="bold" style:font-weight-complex="bold"/>
    </style:style>
    <style:style style:name="T3" style:family="text">
      <style:text-properties fo:font-weight="bold" officeooo:rsid="0018f402" style:font-weight-asian="bold" style:font-weight-complex="bold"/>
    </style:style>
    <style:style style:name="T4" style:family="text">
      <style:text-properties fo:font-weight="bold" officeooo:rsid="00163ec4" style:font-weight-asian="bold" style:font-weight-complex="bold"/>
    </style:style>
    <style:style style:name="T5" style:family="text">
      <style:text-properties officeooo:rsid="00160abe"/>
    </style:style>
    <style:style style:name="T6" style:family="text">
      <style:text-properties fo:font-style="italic" fo:font-weight="bold" officeooo:rsid="00160abe" style:font-style-asian="italic" style:font-weight-asian="bold" style:font-style-complex="italic" style:font-weight-complex="bold"/>
    </style:style>
    <style:style style:name="T7" style:family="text">
      <style:text-properties officeooo:rsid="00163ec4"/>
    </style:style>
    <style:style style:name="T8" style:family="text">
      <style:text-properties officeooo:rsid="0018f402"/>
    </style:style>
    <style:style style:name="T9" style:family="text">
      <style:text-properties officeooo:rsid="001a3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REACIÓN DE TABLAS <text:span text:style-name="T7">(ORACLE Y MYSQL)</text:span></text:p>
      <text:p text:style-name="P1">- CONSTRAINT <text:s/>(<text:span text:style-name="T1">FOREING KEY</text:span><text:span text:style-name="T7">(ON DELETE CASCADE, ON DELETE SET NULL</text:span> , <text:span text:style-name="T7">ON UPDATE CASCADE,</text:span> PRIMARY KEY,</text:p>
      <text:p text:style-name="P1"><text:tab/>CHECK ( </text:p>
      <text:p text:style-name="P1"><text:span text:style-name="T1"><text:tab/><text:tab/>UPPER</text:span>(..), <text:span text:style-name="T1">LOWER</text:span>, <text:span text:style-name="T1">INITCAP</text:span>(<text:span text:style-name="T8">nombre</text:span>), </text:p>
      <text:p text:style-name="P1"><text:span text:style-name="T1"><text:tab/><text:tab/></text:span><text:span text:style-name="T3">SEXO </text:span><text:span text:style-name="T1">IN</text:span> (‘<text:span text:style-name="T8">H</text:span>’,’<text:span text:style-name="T8">M’</text:span>), </text:p>
      <text:p text:style-name="P1"><text:tab/><text:tab/>NOMBRE <text:span text:style-name="T1">LIKE</text:span> ‘<text:span text:style-name="T1">%</text:span>p<text:span text:style-name="T1">%’</text:span> , <text:s text:c="2"/></text:p>
      <text:p text:style-name="P1"><text:tab/><text:tab/>NOMBRE <text:span text:style-name="T1">LIKE</text:span> ‘P%’, </text:p>
      <text:p text:style-name="P1"><text:tab/><text:tab/><text:span text:style-name="T1">UPPER</text:span>(NOMBRE) <text:span text:style-name="T1">LIKE</text:span> ‘P%’ <text:s text:c="2"/></text:p>
      <text:p text:style-name="P1"><text:tab/><text:tab/><text:span text:style-name="T1">EXTRACT(YEAR FROM </text:span>CAMPOEXTRACCION)</text:p>
      <text:p text:style-name="P1"><text:tab/><text:tab/><text:span text:style-name="T1">EXTRACT(MONTH FROM </text:span>CAMPOEXTRACCION) <text:s/></text:p>
      <text:p text:style-name="P1"><text:tab/><text:tab/><text:span text:style-name="T1">EXTRACT(DAY FROM CAMPOEXTRACCION)</text:span></text:p>
      <text:p text:style-name="P1"><text:span text:style-name="T1"><text:tab/><text:tab/></text:span><text:span text:style-name="T2">TO_CHAR(campoconvertir, ‘YYYY’)</text:span></text:p>
      <text:p text:style-name="P2"><text:span text:style-name="T2"><text:tab/><text:tab/></text:span><text:span text:style-name="T6">12/10/2022--→ ‘2022’ <text:s text:c="3"/></text:span></text:p>
      <text:p text:style-name="P5"><text:tab/><text:tab/>to_char(fechacompra,’yyyy’) =’2022’</text:p>
      <text:p text:style-name="P6"><text:tab/><text:tab/>TO_DATE(‘22/07/1981’,’DD/MM/YYYY’),</text:p>
      <text:p text:style-name="P6"><text:tab/><text:tab/>TO_CHAR(campofecha, ‘H<text:span text:style-name="T8">H</text:span>24:MI’)</text:p>
      <text:p text:style-name="P6"><text:tab/><text:tab/>TO_NUMBER</text:p>
      <text:p text:style-name="P1"><text:tab/><text:tab/>))</text:p>
      <text:p text:style-name="P1"/>
      <text:p text:style-name="P1">-- Añade una restricción para que la fecha de ofertas solo sea en marzo</text:p>
      <text:p text:style-name="P1">ALTER TABLE VENTAS ADD CONSTRAINT CHK_OFERTA </text:p>
      <text:p text:style-name="P1">CHECK (EXTRACT(<text:span text:style-name="T5">MONTH FROM </text:span>fechaoferta)<text:span text:style-name="T5">=3);</text:span></text:p>
      <text:p text:style-name="P1"/>
      <text:p text:style-name="P1">-- <text:span text:style-name="T7">DROP TABLE nombretabla CASCADE CONSTRAINTS;</text:span></text:p>
      <text:p text:style-name="P1"/>
      <text:p text:style-name="P1"/>
      <text:p text:style-name="P1">- DEFAULT, UNIQUE, SYSDAT<text:span text:style-name="T9">E</text:span></text:p>
      <text:p text:style-name="P1"/>
      <text:p text:style-name="P1"/>
      <text:p text:style-name="P7">-- <text:span text:style-name="T7">CAMPOS AUTOINCREMENTALES</text:span></text:p>
      <text:p text:style-name="P1">* <text:span text:style-name="T7">MySQL: </text:span><text:span text:style-name="T4">AUTO_INCREMENT</text:span></text:p>
      <text:p text:style-name="P3">* <text:span text:style-name="T7">Oracle: </text:span><text:span text:style-name="T4">Secuencia</text:span><text:span text:style-name="T7">.</text:span></text:p>
      <text:p text:style-name="P4"><text:tab/><text:span text:style-name="T1">CREATE SEQUENCE</text:span> nombresecuencia </text:p>
      <text:p text:style-name="P4"><text:tab/><text:span text:style-name="T1">START WITH</text:span> 1 </text:p>
      <text:p text:style-name="P4"><text:tab/><text:span text:style-name="T1">INCREMENT BY</text:span> 1;</text:p>
      <text:p text:style-name="P3"/>
      <text:p text:style-name="P3"><text:tab/> <text:span text:style-name="T7">nombresecuencia.</text:span><text:span text:style-name="T4">CURRVAL</text:span><text:span text:style-name="T7"> –VALOR ACTUAL DE LA SECUENCIA</text:span></text:p>
      <text:p text:style-name="P3"><text:tab/> <text:s/><text:span text:style-name="T7">nombresecuencia.</text:span><text:span text:style-name="T4">NEXTVAL</text:span><text:span text:style-name="T7"> – Obtener el siguiente valor de la secuencia.</text:span></text:p>
      <text:p text:style-name="P3"/>
      <text:p text:style-name="P3">--<text:span text:style-name="T4">TRUNCATE</text:span><text:span text:style-name="T7">: borrar todos los datos masivamente de una tabla.</text:span></text:p>
      <text:p text:style-name="P3"/>
      <text:p text:style-name="P3">--<text:span text:style-name="T4">DML</text:span><text:span text:style-name="T7">: INSERT, </text:span><text:span text:style-name="T4">UPDATE</text:span><text:span text:style-name="T7"> (WHERE), </text:span><text:span text:style-name="T4">DELETE</text:span><text:span text:style-name="T7"> (WHERE)</text:span></text:p>
      <text:p text:style-name="P3"/>
      <text:p text:style-name="P3">-- <text:span text:style-name="T7">INSERT DE SELECT: backup O para insertar un conjunto de datos obtenidos por consultas</text:span></text:p>
      <text:p text:style-name="P3"/>
      <text:p text:style-name="P4">INSERT INTO DEPARTAMENTOS (NOMBRE)</text:p>
      <text:p text:style-name="P4">SELECT NOMBRE FROM PERSONAS WHERE NOMBRE LIKE ‘P%’;</text:p>
      <text:p text:style-name="P4"/>
      <text:p text:style-name="P4">--<text:span text:style-name="T9">COMMIT, ROLLBACK, SAVEPOIN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09:06:17.290989780</meta:creation-date>
    <dc:date>2023-01-17T12:54:29.484185948</dc:date>
    <meta:editing-duration>PT16M34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37" meta:word-count="175" meta:character-count="1359" meta:non-whitespace-character-count="1165"/>
  </office:meta>
</office:document-meta>
</file>